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652cm"/>
    </style:style>
    <style:style style:name="co6" style:family="table-column">
      <style:table-column-properties fo:break-before="auto" style:column-width="4.874cm"/>
    </style:style>
    <style:style style:name="co7" style:family="table-column">
      <style:table-column-properties fo:break-before="auto" style:column-width="4.057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4.95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/>
    <style:style style:name="ce4" style:family="table-cell" style:parent-style-name="Default" style:data-style-name="N11"/>
    <style:style style:name="ce5" style:family="table-cell" style:parent-style-name="Default" style:data-style-name="N0"/>
    <style:style style:name="ce6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ARE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_GAP</text:p>
          </table:table-cell>
          <table:table-cell office:value-type="string" calcext:value-type="string">
            <text:p>FINAL_TIME</text:p>
          </table:table-cell>
          <table:table-cell office:value-type="string" calcext:value-type="string">
            <text:p>BESTBOUND</text:p>
          </table:table-cell>
          <table:table-cell office:value-type="string" calcext:value-type="string">
            <text:p>Gap Modif</text:p>
          </table:table-cell>
          <table:table-cell office:value-type="string" calcext:value-type="string">
            <text:p>BESTBOUND</text:p>
          </table:table-cell>
          <table:table-cell office:value-type="string" calcext:value-type="string">
            <text:p>Gap Modif</text:p>
          </table:table-cell>
        </table:table-row>
        <table:table-row table:style-name="ro1">
          <table:table-cell office:value-type="string" calcext:value-type="string">
            <text:p>exact</text:p>
          </table:table-cell>
          <table:table-cell office:value-type="float" office:value="784" calcext:value-type="float">
            <text:p>784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2x2</text:p>
          </table:table-cell>
          <table:table-cell office:value-type="float" office:value="196" calcext:value-type="float">
            <text:p>196</text:p>
          </table:table-cell>
          <table:table-cell table:style-name="ce2" office:value-type="float" office:value="1315.74105000001" calcext:value-type="float">
            <text:p>1315,74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003626932536292" calcext:value-type="percentage">
            <text:p>0,36 %</text:p>
          </table:table-cell>
          <table:table-cell office:value-type="float" office:value="3612.20851993561" calcext:value-type="float">
            <text:p>3612,20851993561</text:p>
          </table:table-cell>
          <table:table-cell table:formula="of:=[.F2]-[.H2]*(0.0000000001+[.F2])" office:value-type="float" office:value="1310.96894597643" calcext:value-type="float">
            <text:p>1310,96894597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float" office:value="784" calcext:value-type="float">
            <text:p>784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4x4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2573.572936" calcext:value-type="float">
            <text:p>2573,57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015502377307319" calcext:value-type="percentage">
            <text:p>1,55 %</text:p>
          </table:table-cell>
          <table:table-cell office:value-type="float" office:value="3651.48813486099" calcext:value-type="float">
            <text:p>3651,48813486099</text:p>
          </table:table-cell>
          <table:table-cell table:formula="of:=[.F3]-[.H3]*(0.0000000001+[.F3])" office:value-type="float" office:value="2533.67643731822" calcext:value-type="float">
            <text:p>2533,67643731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float" office:value="1296" calcext:value-type="float">
            <text:p>1296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x2</text:p>
          </table:table-cell>
          <table:table-cell office:value-type="float" office:value="324" calcext:value-type="float">
            <text:p>324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formula="of:=[.F4]-[.H4]*(0.0000000001+[.F4])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float" office:value="1296" calcext:value-type="float">
            <text:p>1296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4x4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4355.472148" calcext:value-type="float">
            <text:p>4355,47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269947589292112" calcext:value-type="percentage">
            <text:p>26,99 %</text:p>
          </table:table-cell>
          <table:table-cell office:value-type="float" office:value="3602.66356110573" calcext:value-type="float">
            <text:p>3602,66356110573</text:p>
          </table:table-cell>
          <table:table-cell table:formula="of:=[.F5]-[.H5]*(0.0000000001+[.F5])" office:value-type="float" office:value="3179.72294141844" calcext:value-type="float">
            <text:p>3179,72294141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2x2</text:p>
          </table:table-cell>
          <table:table-cell office:value-type="float" office:value="400" calcext:value-type="float">
            <text:p>400</text:p>
          </table:table-cell>
          <table:table-cell table:style-name="ce2" office:value-type="float" office:value="1710.35878699998" calcext:value-type="float">
            <text:p>1710,36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014148960412892" calcext:value-type="percentage">
            <text:p>1,41 %</text:p>
          </table:table-cell>
          <table:table-cell office:value-type="float" office:value="3635.71523308754" calcext:value-type="float">
            <text:p>3635,71523308754</text:p>
          </table:table-cell>
          <table:table-cell table:formula="of:=[.F6]-[.H6]*(0.0000000001+[.F6])" office:value-type="float" office:value="1686.15898823087" calcext:value-type="float">
            <text:p>1686,15898823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4017.059985" calcext:value-type="float">
            <text:p>4017,06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306327611568785" calcext:value-type="percentage">
            <text:p>30,63 %</text:p>
          </table:table-cell>
          <table:table-cell office:value-type="float" office:value="3603.84513783455" calcext:value-type="float">
            <text:p>3603,84513783455</text:p>
          </table:table-cell>
          <table:table-cell table:formula="of:=[.F7]-[.H7]*(0.0000000001+[.F7])" office:value-type="float" office:value="2786.52359426638" calcext:value-type="float">
            <text:p>2786,52359426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float" office:value="1936" calcext:value-type="float">
            <text:p>1936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2x2</text:p>
          </table:table-cell>
          <table:table-cell office:value-type="float" office:value="484" calcext:value-type="float">
            <text:p>484</text:p>
          </table:table-cell>
          <table:table-cell table:style-name="ce2" office:value-type="float" office:value="2327.86143299993" calcext:value-type="float">
            <text:p>2327,86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025674254900185" calcext:value-type="percentage">
            <text:p>2,57 %</text:p>
          </table:table-cell>
          <table:table-cell office:value-type="float" office:value="3604.31669187546" calcext:value-type="float">
            <text:p>3604,31669187546</text:p>
          </table:table-cell>
          <table:table-cell table:formula="of:=[.F8]-[.H8]*(0.0000000001+[.F8])" office:value-type="float" office:value="2268.09532519678" calcext:value-type="float">
            <text:p>2268,09532519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float" office:value="1936" calcext:value-type="float">
            <text:p>1936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4x4</text:p>
          </table:table-cell>
          <table:table-cell office:value-type="float" office:value="121" calcext:value-type="float">
            <text:p>121</text:p>
          </table:table-cell>
          <table:table-cell table:style-name="ce2" office:value-type="float" office:value="5631.921909" calcext:value-type="float">
            <text:p>5631,92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37843686856454" calcext:value-type="percentage">
            <text:p>37,84 %</text:p>
          </table:table-cell>
          <table:table-cell office:value-type="float" office:value="3605.18831205368" calcext:value-type="float">
            <text:p>3605,18831205368</text:p>
          </table:table-cell>
          <table:table-cell table:formula="of:=[.F9]-[.H9]*(0.0000000001+[.F9])" office:value-type="float" office:value="3500.59501775798" calcext:value-type="float">
            <text:p>3500,59501775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float" office:value="2304" calcext:value-type="float">
            <text:p>2304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2x2</text:p>
          </table:table-cell>
          <table:table-cell office:value-type="float" office:value="576" calcext:value-type="float">
            <text:p>576</text:p>
          </table:table-cell>
          <table:table-cell table:style-name="ce2" office:value-type="float" office:value="2801.182839" calcext:value-type="float">
            <text:p>2801,18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108041493925807" calcext:value-type="percentage">
            <text:p>10,80 %</text:p>
          </table:table-cell>
          <table:table-cell office:value-type="float" office:value="3606.34674692154" calcext:value-type="float">
            <text:p>3606,34674692154</text:p>
          </table:table-cell>
          <table:table-cell table:formula="of:=[.F10]-[.H10]*(0.0000000001+[.F10])" office:value-type="float" office:value="2498.5388603151" calcext:value-type="float">
            <text:p>2498,5388603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float" office:value="2304" calcext:value-type="float">
            <text:p>2304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4x4</text:p>
          </table:table-cell>
          <table:table-cell office:value-type="float" office:value="144" calcext:value-type="float">
            <text:p>144</text:p>
          </table:table-cell>
          <table:table-cell table:style-name="ce2" office:value-type="float" office:value="16923.694049" calcext:value-type="float">
            <text:p>16923,69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779839710025996" calcext:value-type="percentage">
            <text:p>77,98 %</text:p>
          </table:table-cell>
          <table:table-cell office:value-type="float" office:value="3608.5006878376" calcext:value-type="float">
            <text:p>3608,5006878376</text:p>
          </table:table-cell>
          <table:table-cell table:formula="of:=[.F11]-[.H11]*(0.0000000001+[.F11])" office:value-type="float" office:value="3725.92538925909" calcext:value-type="float">
            <text:p>3725,92538925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float" office:value="784" calcext:value-type="float">
            <text:p>784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2x2</text:p>
          </table:table-cell>
          <table:table-cell office:value-type="float" office:value="196" calcext:value-type="float">
            <text:p>196</text:p>
          </table:table-cell>
          <table:table-cell table:style-name="ce2" office:value-type="float" office:value="1406.44501399999" calcext:value-type="float">
            <text:p>1406,45</text:p>
          </table:table-cell>
          <table:table-cell office:value-type="string" calcext:value-type="string">
            <text:p>Feasible</text:p>
          </table:table-cell>
          <table:table-cell office:value-type="float" office:value="0.003481441466099" calcext:value-type="float">
            <text:p>0,003481441466099</text:p>
          </table:table-cell>
          <table:table-cell office:value-type="float" office:value="3295.0034840107" calcext:value-type="float">
            <text:p>3295,0034840107</text:p>
          </table:table-cell>
          <table:table-cell/>
          <table:table-cell table:style-name="ce4" table:formula="of:=([.F12]-[.J2])/(0.0000000001+[.F12])" office:value-type="percentage" office:value="0.0678846787987968" calcext:value-type="percentage">
            <text:p>6,79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float" office:value="784" calcext:value-type="float">
            <text:p>784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4x4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2550.926385" calcext:value-type="float">
            <text:p>2550,93</text:p>
          </table:table-cell>
          <table:table-cell office:value-type="string" calcext:value-type="string">
            <text:p>Feasible</text:p>
          </table:table-cell>
          <table:table-cell office:value-type="float" office:value="0.002658826557987" calcext:value-type="float">
            <text:p>0,002658826557987</text:p>
          </table:table-cell>
          <table:table-cell office:value-type="float" office:value="3298.37281012535" calcext:value-type="float">
            <text:p>3298,37281012535</text:p>
          </table:table-cell>
          <table:table-cell/>
          <table:table-cell table:style-name="ce4" table:formula="of:=([.F13]-[.J3])/(0.0000000001+[.F13])" office:value-type="percentage" office:value="0.00676222872726222" calcext:value-type="percentage">
            <text:p>0,68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float" office:value="1296" calcext:value-type="float">
            <text:p>1296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x2</text:p>
          </table:table-cell>
          <table:table-cell office:value-type="float" office:value="324" calcext:value-type="float">
            <text:p>324</text:p>
          </table:table-cell>
          <table:table-cell table:style-name="ce2" office:value-type="float" office:value="1917.49428000004" calcext:value-type="float">
            <text:p>1917,49</text:p>
          </table:table-cell>
          <table:table-cell office:value-type="string" calcext:value-type="string">
            <text:p>Feasible</text:p>
          </table:table-cell>
          <table:table-cell office:value-type="float" office:value="0.004142996456919" calcext:value-type="float">
            <text:p>0,004142996456919</text:p>
          </table:table-cell>
          <table:table-cell office:value-type="float" office:value="3007.03243994713" calcext:value-type="float">
            <text:p>3007,03243994713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float" office:value="1296" calcext:value-type="float">
            <text:p>1296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4x4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3486.915203" calcext:value-type="float">
            <text:p>3486,92</text:p>
          </table:table-cell>
          <table:table-cell office:value-type="string" calcext:value-type="string">
            <text:p>Feasible</text:p>
          </table:table-cell>
          <table:table-cell office:value-type="float" office:value="0.010474532395308" calcext:value-type="float">
            <text:p>0,010474532395308</text:p>
          </table:table-cell>
          <table:table-cell office:value-type="float" office:value="3011.08727002144" calcext:value-type="float">
            <text:p>3011,08727002144</text:p>
          </table:table-cell>
          <table:table-cell/>
          <table:table-cell table:style-name="ce4" table:formula="of:=([.F15]-[.J5])/(0.0000000001+[.F15])" office:value-type="percentage" office:value="0.0880985753015328" calcext:value-type="percentage">
            <text:p>8,8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2x2</text:p>
          </table:table-cell>
          <table:table-cell office:value-type="float" office:value="400" calcext:value-type="float">
            <text:p>400</text:p>
          </table:table-cell>
          <table:table-cell table:style-name="ce2" office:value-type="float" office:value="2126.602896" calcext:value-type="float">
            <text:p>2126,60</text:p>
          </table:table-cell>
          <table:table-cell office:value-type="string" calcext:value-type="string">
            <text:p>Feasible</text:p>
          </table:table-cell>
          <table:table-cell office:value-type="float" office:value="0.005133074061162" calcext:value-type="float">
            <text:p>0,005133074061162</text:p>
          </table:table-cell>
          <table:table-cell office:value-type="float" office:value="3033.80282211304" calcext:value-type="float">
            <text:p>3033,80282211304</text:p>
          </table:table-cell>
          <table:table-cell/>
          <table:table-cell table:style-name="ce4" table:formula="of:=([.F16]-[.J6])/(0.0000000001+[.F16])" office:value-type="percentage" office:value="0.207111496273026" calcext:value-type="percentage">
            <text:p>20,7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378.35109600001" calcext:value-type="float">
            <text:p>3378,35</text:p>
          </table:table-cell>
          <table:table-cell office:value-type="string" calcext:value-type="string">
            <text:p>Feasible</text:p>
          </table:table-cell>
          <table:table-cell office:value-type="float" office:value="0.006904015688349" calcext:value-type="float">
            <text:p>0,006904015688349</text:p>
          </table:table-cell>
          <table:table-cell office:value-type="float" office:value="2977.39393305778" calcext:value-type="float">
            <text:p>2977,39393305778</text:p>
          </table:table-cell>
          <table:table-cell/>
          <table:table-cell table:style-name="ce4" table:formula="of:=([.F17]-[.J7])/(0.0000000001+[.F17])" office:value-type="percentage" office:value="0.175182355212973" calcext:value-type="percentage">
            <text:p>17,52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float" office:value="1936" calcext:value-type="float">
            <text:p>1936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2x2</text:p>
          </table:table-cell>
          <table:table-cell office:value-type="float" office:value="484" calcext:value-type="float">
            <text:p>484</text:p>
          </table:table-cell>
          <table:table-cell table:style-name="ce2" office:value-type="float" office:value="2506.06431499989" calcext:value-type="float">
            <text:p>2506,06</text:p>
          </table:table-cell>
          <table:table-cell office:value-type="string" calcext:value-type="string">
            <text:p>Feasible</text:p>
          </table:table-cell>
          <table:table-cell office:value-type="float" office:value="0.006839385287145" calcext:value-type="float">
            <text:p>0,006839385287145</text:p>
          </table:table-cell>
          <table:table-cell office:value-type="float" office:value="2565.9756360054" calcext:value-type="float">
            <text:p>2565,9756360054</text:p>
          </table:table-cell>
          <table:table-cell/>
          <table:table-cell table:style-name="ce4" table:formula="of:=([.F18]-[.J8])/(0.0000000001+[.F18])" office:value-type="percentage" office:value="0.0949572556373551" calcext:value-type="percentage">
            <text:p>9,5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float" office:value="1936" calcext:value-type="float">
            <text:p>1936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4x4</text:p>
          </table:table-cell>
          <table:table-cell office:value-type="float" office:value="121" calcext:value-type="float">
            <text:p>121</text:p>
          </table:table-cell>
          <table:table-cell table:style-name="ce2" office:value-type="float" office:value="4650.39239300001" calcext:value-type="float">
            <text:p>4650,39</text:p>
          </table:table-cell>
          <table:table-cell office:value-type="string" calcext:value-type="string">
            <text:p>Feasible</text:p>
          </table:table-cell>
          <table:table-cell office:value-type="float" office:value="0.007055325111556" calcext:value-type="float">
            <text:p>0,007055325111556</text:p>
          </table:table-cell>
          <table:table-cell office:value-type="float" office:value="2670.94007205963" calcext:value-type="float">
            <text:p>2670,94007205963</text:p>
          </table:table-cell>
          <table:table-cell/>
          <table:table-cell table:style-name="ce4" table:formula="of:=([.F19]-[.J9])/(0.0000000001+[.F19])" office:value-type="percentage" office:value="0.247247388623106" calcext:value-type="percentage">
            <text:p>24,72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float" office:value="2304" calcext:value-type="float">
            <text:p>2304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2x2</text:p>
          </table:table-cell>
          <table:table-cell office:value-type="float" office:value="576" calcext:value-type="float">
            <text:p>576</text:p>
          </table:table-cell>
          <table:table-cell table:style-name="ce2" office:value-type="float" office:value="2869.43672999999" calcext:value-type="float">
            <text:p>2869,44</text:p>
          </table:table-cell>
          <table:table-cell office:value-type="string" calcext:value-type="string">
            <text:p>Feasible</text:p>
          </table:table-cell>
          <table:table-cell office:value-type="float" office:value="0.013828110939876" calcext:value-type="float">
            <text:p>0,013828110939876</text:p>
          </table:table-cell>
          <table:table-cell office:value-type="float" office:value="2529.04976415634" calcext:value-type="float">
            <text:p>2529,04976415634</text:p>
          </table:table-cell>
          <table:table-cell/>
          <table:table-cell table:style-name="ce4" table:formula="of:=([.F20]-[.J10])/(0.0000000001+[.F20])" office:value-type="percentage" office:value="0.129258075568331" calcext:value-type="percentage">
            <text:p>12,93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float" office:value="2304" calcext:value-type="float">
            <text:p>2304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4x4</text:p>
          </table:table-cell>
          <table:table-cell office:value-type="float" office:value="144" calcext:value-type="float">
            <text:p>144</text:p>
          </table:table-cell>
          <table:table-cell table:style-name="ce2" office:value-type="float" office:value="5238.876686" calcext:value-type="float">
            <text:p>5238,88</text:p>
          </table:table-cell>
          <table:table-cell office:value-type="string" calcext:value-type="string">
            <text:p>Feasible</text:p>
          </table:table-cell>
          <table:table-cell office:value-type="float" office:value="0.002078586145875" calcext:value-type="float">
            <text:p>0,002078586145875</text:p>
          </table:table-cell>
          <table:table-cell office:value-type="float" office:value="2702.88931107521" calcext:value-type="float">
            <text:p>2702,88931107521</text:p>
          </table:table-cell>
          <table:table-cell/>
          <table:table-cell table:style-name="ce4" table:formula="of:=([.F21]-[.J11])/(0.0000000001+[.F21])" office:value-type="percentage" office:value="0.288793072908928" calcext:value-type="percentage">
            <text:p>28,88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float" office:value="784" calcext:value-type="float">
            <text:p>784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2x2</text:p>
          </table:table-cell>
          <table:table-cell office:value-type="float" office:value="196" calcext:value-type="float">
            <text:p>196</text:p>
          </table:table-cell>
          <table:table-cell table:style-name="ce2" office:value-type="float" office:value="2018.549527" calcext:value-type="float">
            <text:p>2018,55</text:p>
          </table:table-cell>
          <table:table-cell office:value-type="string" calcext:value-type="string">
            <text:p>Feasible</text:p>
          </table:table-cell>
          <table:table-cell/>
          <table:table-cell office:value-type="float" office:value="3607" calcext:value-type="float">
            <text:p>3607</text:p>
          </table:table-cell>
          <table:table-cell/>
          <table:table-cell table:style-name="ce4" table:formula="of:=([.F22]-[.J2])/(0.0000000001+[.F22])" office:value-type="percentage" office:value="0.350539123048" calcext:value-type="percentage">
            <text:p>35,05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float" office:value="784" calcext:value-type="float">
            <text:p>784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4x4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3355.008711" calcext:value-type="float">
            <text:p>3355,01</text:p>
          </table:table-cell>
          <table:table-cell office:value-type="string" calcext:value-type="string">
            <text:p>Feasible</text:p>
          </table:table-cell>
          <table:table-cell/>
          <table:table-cell office:value-type="float" office:value="3606" calcext:value-type="float">
            <text:p>3606</text:p>
          </table:table-cell>
          <table:table-cell/>
          <table:table-cell table:style-name="ce4" table:formula="of:=([.F23]-[.J3])/(0.0000000001+[.F23])" office:value-type="percentage" office:value="0.244807791702261" calcext:value-type="percentage">
            <text:p>24,48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float" office:value="1296" calcext:value-type="float">
            <text:p>1296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x2</text:p>
          </table:table-cell>
          <table:table-cell office:value-type="float" office:value="324" calcext:value-type="float">
            <text:p>324</text:p>
          </table:table-cell>
          <table:table-cell table:style-name="ce2" office:value-type="float" office:value="2944.547109" calcext:value-type="float">
            <text:p>2944,55</text:p>
          </table:table-cell>
          <table:table-cell office:value-type="string" calcext:value-type="string">
            <text:p>Feasible</text:p>
          </table:table-cell>
          <table:table-cell/>
          <table:table-cell office:value-type="float" office:value="3615" calcext:value-type="float">
            <text:p>3615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float" office:value="1296" calcext:value-type="float">
            <text:p>1296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4x4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4528.86488900001" calcext:value-type="float">
            <text:p>4528,86</text:p>
          </table:table-cell>
          <table:table-cell office:value-type="string" calcext:value-type="string">
            <text:p>Feasible</text:p>
          </table:table-cell>
          <table:table-cell/>
          <table:table-cell office:value-type="float" office:value="3606" calcext:value-type="float">
            <text:p>3606</text:p>
          </table:table-cell>
          <table:table-cell/>
          <table:table-cell table:style-name="ce4" table:formula="of:=([.F25]-[.J5])/(0.0000000001+[.F25])" office:value-type="percentage" office:value="0.297898475809783" calcext:value-type="percentage">
            <text:p>29,79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2x2</text:p>
          </table:table-cell>
          <table:table-cell office:value-type="float" office:value="400" calcext:value-type="float">
            <text:p>400</text:p>
          </table:table-cell>
          <table:table-cell table:style-name="ce2" office:value-type="float" office:value="4458.17753400001" calcext:value-type="float">
            <text:p>4458,18</text:p>
          </table:table-cell>
          <table:table-cell office:value-type="string" calcext:value-type="string">
            <text:p>Feasible</text:p>
          </table:table-cell>
          <table:table-cell/>
          <table:table-cell office:value-type="float" office:value="3644" calcext:value-type="float">
            <text:p>3644</text:p>
          </table:table-cell>
          <table:table-cell/>
          <table:table-cell table:style-name="ce4" table:formula="of:=([.F26]-[.J6])/(0.0000000001+[.F26])" office:value-type="percentage" office:value="0.621782897748788" calcext:value-type="percentage">
            <text:p>62,18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4960.474357" calcext:value-type="float">
            <text:p>4960,47</text:p>
          </table:table-cell>
          <table:table-cell office:value-type="string" calcext:value-type="string">
            <text:p>Feasible</text:p>
          </table:table-cell>
          <table:table-cell/>
          <table:table-cell office:value-type="float" office:value="3613" calcext:value-type="float">
            <text:p>3613</text:p>
          </table:table-cell>
          <table:table-cell/>
          <table:table-cell table:style-name="ce4" table:formula="of:=([.F27]-[.J7])/(0.0000000001+[.F27])" office:value-type="percentage" office:value="0.438254611611043" calcext:value-type="percentage">
            <text:p>43,83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float" office:value="1936" calcext:value-type="float">
            <text:p>1936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2x2</text:p>
          </table:table-cell>
          <table:table-cell office:value-type="float" office:value="484" calcext:value-type="float">
            <text:p>484</text:p>
          </table:table-cell>
          <table:table-cell table:style-name="ce2" office:value-type="float" office:value="3945.891854" calcext:value-type="float">
            <text:p>3945,89</text:p>
          </table:table-cell>
          <table:table-cell office:value-type="string" calcext:value-type="string">
            <text:p>Feasible</text:p>
          </table:table-cell>
          <table:table-cell/>
          <table:table-cell office:value-type="float" office:value="3639" calcext:value-type="float">
            <text:p>3639</text:p>
          </table:table-cell>
          <table:table-cell/>
          <table:table-cell table:style-name="ce4" table:formula="of:=([.F28]-[.J8])/(0.0000000001+[.F28])" office:value-type="percentage" office:value="0.42520083947622" calcext:value-type="percentage">
            <text:p>42,52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float" office:value="1936" calcext:value-type="float">
            <text:p>1936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4x4</text:p>
          </table:table-cell>
          <table:table-cell office:value-type="float" office:value="121" calcext:value-type="float">
            <text:p>121</text:p>
          </table:table-cell>
          <table:table-cell table:style-name="ce2" office:value-type="float" office:value="6533.55112399999" calcext:value-type="float">
            <text:p>6533,55</text:p>
          </table:table-cell>
          <table:table-cell office:value-type="string" calcext:value-type="string">
            <text:p>Feasible</text:p>
          </table:table-cell>
          <table:table-cell/>
          <table:table-cell office:value-type="float" office:value="3611" calcext:value-type="float">
            <text:p>3611</text:p>
          </table:table-cell>
          <table:table-cell/>
          <table:table-cell table:style-name="ce4" table:formula="of:=([.F29]-[.J9])/(0.0000000001+[.F29])" office:value-type="percentage" office:value="0.464212500779381" calcext:value-type="percentage">
            <text:p>46,42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float" office:value="2304" calcext:value-type="float">
            <text:p>2304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2x2</text:p>
          </table:table-cell>
          <table:table-cell office:value-type="float" office:value="576" calcext:value-type="float">
            <text:p>576</text:p>
          </table:table-cell>
          <table:table-cell table:style-name="ce2" office:value-type="float" office:value="4908.690157" calcext:value-type="float">
            <text:p>4908,69</text:p>
          </table:table-cell>
          <table:table-cell office:value-type="string" calcext:value-type="string">
            <text:p>Feasible</text:p>
          </table:table-cell>
          <table:table-cell/>
          <table:table-cell office:value-type="float" office:value="3696" calcext:value-type="float">
            <text:p>3696</text:p>
          </table:table-cell>
          <table:table-cell/>
          <table:table-cell table:style-name="ce4" table:formula="of:=([.F30]-[.J10])/(0.0000000001+[.F30])" office:value-type="percentage" office:value="0.490996827992469" calcext:value-type="percentage">
            <text:p>49,1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float" office:value="2304" calcext:value-type="float">
            <text:p>2304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4x4</text:p>
          </table:table-cell>
          <table:table-cell office:value-type="float" office:value="144" calcext:value-type="float">
            <text:p>144</text:p>
          </table:table-cell>
          <table:table-cell table:style-name="ce2" office:value-type="float" office:value="7053.84740599999" calcext:value-type="float">
            <text:p>7053,85</text:p>
          </table:table-cell>
          <table:table-cell office:value-type="string" calcext:value-type="string">
            <text:p>Feasible</text:p>
          </table:table-cell>
          <table:table-cell/>
          <table:table-cell office:value-type="float" office:value="3620" calcext:value-type="float">
            <text:p>3620</text:p>
          </table:table-cell>
          <table:table-cell/>
          <table:table-cell table:style-name="ce4" table:formula="of:=([.F31]-[.J11])/(0.0000000001+[.F31])" office:value-type="percentage" office:value="0.471788206519768" calcext:value-type="percentage">
            <text:p>47,18 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/>
          <table:table-cell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5"/>
          <table:table-cell table:style-name="ce2"/>
          <table:table-cell/>
          <table:table-cell table:style-name="ce4"/>
          <table:table-cell table:number-columns-repeated="5"/>
        </table:table-row>
        <table:table-row table:style-name="ro1" table:number-rows-repeated="21">
          <table:table-cell table:number-columns-repeated="5"/>
          <table:table-cell table:style-name="ce2"/>
          <table:table-cell table:number-columns-repeated="4"/>
          <table:table-cell table:style-name="ce4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ce2"/>
          <table:table-cell/>
          <table:table-cell table:style-name="ce4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2"/>
          <table:table-cell table:number-columns-repeated="4"/>
          <table:table-cell table:style-name="ce4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4"/>
          <table:table-cell table:style-name="ce6"/>
          <table:table-cell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4"/>
          <table:table-cell table:style-name="ce6"/>
          <table:table-cell table:number-columns-repeated="2"/>
        </table:table-row>
        <table:table-row table:style-name="ro1" table:number-rows-repeated="14">
          <table:table-cell table:number-columns-repeated="5"/>
          <table:table-cell table:style-name="ce2"/>
          <table:table-cell table:number-columns-repeated="4"/>
          <table:table-cell table:style-name="ce4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ce2"/>
          <table:table-cell/>
          <table:table-cell table:style-name="ce4"/>
          <table:table-cell table:number-columns-repeated="5"/>
        </table:table-row>
        <table:table-row table:style-name="ro1">
          <table:table-cell table:number-columns-repeated="5"/>
          <table:table-cell table:style-name="ce2"/>
          <table:table-cell/>
          <table:table-cell table:style-name="ce5"/>
          <table:table-cell table:number-columns-repeated="2"/>
          <table:table-cell table:style-name="ce4"/>
          <table:table-cell table:number-columns-repeated="2"/>
        </table:table-row>
        <table:table-row table:style-name="ro1" table:number-rows-repeated="20">
          <table:table-cell table:number-columns-repeated="5"/>
          <table:table-cell table:style-name="ce2"/>
          <table:table-cell table:number-columns-repeated="4"/>
          <table:table-cell table:style-name="ce4"/>
          <table:table-cell table:number-columns-repeated="2"/>
        </table:table-row>
        <table:table-row table:style-name="ro1" table:number-rows-repeated="104846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Feuille1.A1:Feuille1.M1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10" number:min-decimal-places="10" number:min-integer-digits="1"/>
    </number:number-style>
    <number:percentage-style style:name="N112">
      <number:number number:decimal-places="4" number:min-decimal-places="4" number:min-integer-digits="1"/>
      <number:text> %</number:text>
    </number:percentage-style>
    <number:percentage-style style:name="N111">
      <number:number number:decimal-places="3" number:min-decimal-places="3" number:min-integer-digits="1"/>
      <number:text> %</number:text>
    </number:percentage-style>
    <number:number-style style:name="N110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5" number:min-decimal-places="5" number:min-integer-digits="1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4:15:34.732133324</meta:creation-date>
    <dc:date>2024-05-22T09:28:06.623038061</dc:date>
    <meta:editing-duration>PT1H3M34S</meta:editing-duration>
    <meta:editing-cycles>5</meta:editing-cycles>
    <meta:generator>LibreOffice/7.3.7.2$Linux_X86_64 LibreOffice_project/30$Build-2</meta:generator>
    <meta:document-statistic meta:table-count="1" meta:cell-count="302" meta:object-count="0"/>
  </office:meta>
</office:document-meta>
</file>